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text-underline-style="none"/>
    </style:style>
    <style:style style:name="T1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6"><text:placeholder text:placeholder-type="text">&lt;if test="o.state =='proforma'"&gt;</text:placeholder></text:span><text:span text:style-name="T16"> </text:span><text:span text:style-name="T17">PROFORMA</text:span><text:span text:style-name="T16"><text:placeholder text:placeholder-type="text">&lt;/if&gt;</text:placeholder></text:span><text:span text:style-name="T16"><text:placeholder text:placeholder-type="text">&lt;if test="o.direct_invoice"&gt;</text:placeholder></text:span><text:span text:style-name="T16"> </text:span><text:span text:style-name="T17">ACCOMPAGNATORIA</text:span><text:span text:style-name="T16"><text:placeholder text:placeholder-type="text">&lt;/if&gt;</text:placeholder></text:span><text:span text:style-name="T1"> N. </text:span><text:span text:style-name="T13"><text:placeholder text:placeholder-type="text">&lt;o.number or o.proforma_number or ''&gt;</text:placeholder></text:span><text:span text:style-name="T1"> del </text:span><text:span text:style-name="T13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4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14"><text:placeholder text:placeholder-type="text">&lt;/if&gt;</text:placeholder></text:span><text:span text:style-name="T14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7"><text:placeholder text:placeholder-type="text">&lt;line.name or ''&gt;</text:placeholder> 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(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4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15">non imponibile iva come da Vs. dichiarazione numero </text:span><text:span text:style-name="T15"><text:placeholder text:placeholder-type="text">&lt;o.fiscal_position.number&gt;</text:placeholder></text:span><text:span text:style-name="T15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B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04T21:15:22.014501488</dc:date>
    <meta:editing-duration>P1DT3H55M53S</meta:editing-duration>
    <meta:editing-cycles>189</meta:editing-cycles>
    <meta:generator>LibreOffice/4.4.3.2$Linux_x86 LibreOffice_project/88805f81e9fe61362df02b9941de8e38a9b5fd16</meta:generator>
    <meta:document-statistic meta:table-count="7" meta:image-count="0" meta:object-count="0" meta:page-count="2" meta:paragraph-count="116" meta:word-count="454" meta:character-count="4819" meta:non-whitespace-character-count="4454"/>
  </office:meta>
</office:document-meta>
</file>